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f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Assign.OAssign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Header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p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Ref.Direct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ValueExpression.LValueExpression( OProcess owner , OLValueExpression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Value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OProcess owner , Document xmlLi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Ref.Property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ValueExpression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Part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Assig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Variable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PartnerLink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teral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opy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MessageRe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readObject( java . io .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pression.Expression( OProcess owner , OExpression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Xml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